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ssion 2: Intents, Buttons and Images</text:h>
      <text:p text:style-name="Text_20_body">Juan Antonio Breña Moral</text:p>
      <text:h text:style-name="Heading_20_2" text:outline-level="2">Goals</text:h>
      <text:p text:style-name="Text_20_body">In this session, every student, will learn how to use Intents, Buttons and Images.</text:p>
      <text:h text:style-name="Heading_20_2" text:outline-level="2">The beginning</text:h>
      <text:p text:style-name="Text_20_body">Using the classic HelloWorld example try to:</text:p>
      <text:p text:style-name="Text_20_body"/>
      <text:list xml:id="list711386916" text:style-name="L1">
        <text:list-item>
          <text:p text:style-name="P1">Change the title: Hello World, ACTIVITY NAME</text:p>
          <text:list>
            <text:list-item>
              <text:p text:style-name="P1">Where is located the message?</text:p>
            </text:list-item>
          </text:list>
        </text:list-item>
        <text:list-item>
          <text:p text:style-name="P1">Add a button</text:p>
        </text:list-item>
        <text:list-item>
          <text:p text:style-name="P1"/>
        </text:list-item>
      </text:list>
      <text:p text:style-name="Text_20_body"/>
      <text:p text:style-name="Text_20_body"><text:a xlink:type="simple" xlink:href="http://nbortolotti.blogspot.com/2011/05/utilizando-intents-implicitos-para.html#!/2011/05/utilizando-intents-implicitos-para.html">http://nbortolotti.blogspot.com/2011/05/utilizando-intents-implicitos-para.html#!/2011/05/utilizando-intents-implicitos-para.html</text:a> </text:p>
      <text:p text:style-name="Text_20_body"><text:a xlink:type="simple" xlink:href="http://www.puntogeek.com/2011/06/12/curso-android-todo-lo-que-necesitas-para-empezar/">http://www.puntogeek.com/2011/06/12/curso-android-todo-lo-que-necesitas-para-empezar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1-10T23:26:02</meta:creation-date>
    <dc:date>2011-11-11T00:01:02</dc:date>
    <dc:creator>Juan Moral</dc:creator>
    <meta:editing-duration>PT00H31M0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54" meta:character-count="512"/>
  </office:meta>
</office:document-meta>
</file>